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formula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math xmlns="http://www.w3.org/1998/Math/MathML" display="block">
  <semantics>
    <mrow>
      <mi mathvariant="normal">ℜ</mi>
      <mrow>
        <mrow>
          <mo fence="true" form="prefix" stretchy="false">(</mo>
          <mrow>
            <mrow>
              <mi>f</mi>
              <mrow>
                <mo fence="true" form="prefix" stretchy="false">(</mo>
                <mrow>
                  <mi>x</mi>
                </mrow>
                <mo fence="true" form="postfix" stretchy="false">)</mo>
              </mrow>
            </mrow>
          </mrow>
          <mo fence="true" form="postfix" stretchy="false">)</mo>
        </mrow>
        <mo stretchy="false">≝</mo>
        <mrow>
          <munder>
            <mo stretchy="false">∮</mo>
            <mover accent="true">
              <mi>C</mi>
              <mo stretchy="true">⃗</mo>
            </mover>
          </munder>
          <mrow>
            <mo fence="true" form="prefix" stretchy="true">[</mo>
            <mrow>
              <mrow>
                <mrow>
                  <mroot>
                    <mi>x</mi>
                    <mn>5</mn>
                  </mroot>
                  <mo stretchy="false">+</mo>
                  <msup>
                    <mi mathvariant="normal">e</mi>
                    <mrow>
                      <mo stretchy="false">−</mo>
                      <msup>
                        <mi>x</mi>
                        <mn>2</mn>
                      </msup>
                    </mrow>
                  </msup>
                  <mo stretchy="false">−</mo>
                  <mi mathvariant="normal">ℏ</mi>
                </mrow>
                <mrow>
                  <msqrt>
                    <mrow>
                      <msup>
                        <mi>a</mi>
                        <mn>2</mn>
                      </msup>
                      <mo stretchy="false">+</mo>
                      <msup>
                        <mi>b</mi>
                        <mn>2</mn>
                      </msup>
                    </mrow>
                  </msqrt>
                  <mo stretchy="false">+</mo>
                  <mfrac>
                    <mi>d</mi>
                    <mi mathvariant="italic">dt</mi>
                  </mfrac>
                </mrow>
                <mrow>
                  <mo fence="true" form="prefix" stretchy="true">(</mo>
                  <mrow>
                    <mfrac>
                      <mrow>
                        <mo stretchy="false">∂</mo>
                        <mi>L</mi>
                      </mrow>
                      <mrow>
                        <mo stretchy="false">∂</mo>
                        <mover accent="true">
                          <mi>q</mi>
                          <mo stretchy="false">˙</mo>
                        </mover>
                      </mrow>
                    </mfrac>
                  </mrow>
                  <mo fence="true" form="postfix" stretchy="true">)</mo>
                </mrow>
              </mrow>
            </mrow>
            <mo fence="true" form="postfix" stretchy="true">]</mo>
          </mrow>
        </mrow>
      </mrow>
      <mi mathvariant="italic">dx</mi>
    </mrow>
    <annotation encoding="StarMath 5.0">Re (f(x)) def lint from{widevec {C} } left[nroot{5}{x} + func e^{-x^2} - hbar sqrt{ a^2 + b^2 } + d over dt left( {partial L}over{partial dot q} right) right] dx</annotation>
  </semantics>
</math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2:09:47.653982065</meta:creation-date>
    <dc:date>2021-09-22T12:16:32.521442503</dc:date>
    <meta:editing-duration>PT6M45S</meta:editing-duration>
    <meta:editing-cycles>1</meta:editing-cycles>
    <meta:generator>LibreOffice/7.1.5.2$Linux_X86_64 LibreOffice_project/10$Build-2</meta:generator>
  </office:meta>
</office:document-meta>
</file>